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fill="solid" draw:fill-color="#99ccff" draw:textarea-horizontal-align="center" draw:textarea-vertical-align="middle" draw:shadow-offset-x="0.305cm" draw:shadow-offset-y="0.305cm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cm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5cm" svg:height="2cm" svg:x="9.553cm" svg:y="16cm">
          <text:p text:style-name="P1"><text:span text:style-name="T1">C6 Navigator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cm" svg:y="5.5cm">
          <text:p text:style-name="P1"><text:span text:style-name="T1">Controller &amp;</text:span></text:p>
          <text:p text:style-name="P1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4cm" svg:y="4cm">
          <text:p text:style-name="P1"><text:span text:style-name="T1">Motor Controller</text:span></text:p>
          <text:p text:style-name="P1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2cm" svg:y="1.5cm">
          <text:p text:style-name="P1"><text:span text:style-name="T1">Wireless</text:span></text:p>
          <text:p text:style-name="P1"><text:span text:style-name="T1">E Stop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5cm" svg:y1="4cm" svg:x2="8.5cm" svg:y2="6cm">
          <text:p/>
        </draw:line>
        <draw:line draw:style-name="gr4" draw:text-style-name="P3" draw:layer="layout" svg:x1="13cm" svg:y1="12.5cm" svg:x2="13cm" svg:y2="4cm">
          <text:p/>
        </draw:line>
        <draw:custom-shape draw:style-name="gr1" draw:text-style-name="P2" draw:layer="layout" svg:width="4cm" svg:height="2cm" svg:x="11.053cm" svg:y="12.5cm">
          <text:p text:style-name="P1"><text:span text:style-name="T1">C3 Pilot</text:span></text:p>
          <text:p text:style-name="P1"><text:span text:style-name="T1">Arduino 20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4cm" svg:height="2cm" svg:x="15.553cm" svg:y="18.5cm">
          <text:p text:style-name="P1"><text:span text:style-name="T1">C4 Path Planner</text:span></text:p>
          <text:p text:style-name="P1"><text:span text:style-name="T1">Arduino 2009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5.5cm" svg:height="1cm" svg:x="2.053cm" svg:y="15.5cm">
          <text:p text:style-name="P1"><text:span text:style-name="T1">Optical Mous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measurelines" svg:width="5.5cm" svg:height="1cm" svg:x="14cm" svg:y="10cm">
          <text:p text:style-name="P1"><text:span text:style-name="T1">Proximity sensors</text:span></text:p>
          <text:p text:style-name="P1"><text:span text:style-name="T1">Maxbotix XL-MaxSon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4" draw:layer="layout" svg:x1="17.553cm" svg:y1="16.5cm" svg:x2="17.553cm" svg:y2="18.5cm">
          <text:p/>
        </draw:line>
        <draw:line draw:style-name="gr8" draw:text-style-name="P4" draw:layer="layout" svg:x1="14.053cm" svg:y1="16.5cm" svg:x2="17.553cm" svg:y2="16.5cm">
          <text:p text:style-name="P1"><text:span text:style-name="T1">Estimated</text:span></text:p>
          <text:p text:style-name="P1"><text:span text:style-name="T1">Position</text:span></text:p>
        </draw:line>
        <draw:line draw:style-name="gr7" draw:text-style-name="P4" draw:layer="layout" svg:x1="12.5cm" svg:y1="19.5cm" svg:x2="15.553cm" svg:y2="19.5cm">
          <text:p/>
        </draw:line>
        <draw:line draw:style-name="gr7" draw:text-style-name="P4" draw:layer="layout" svg:x1="7.553cm" svg:y1="16cm" svg:x2="9.553cm" svg:y2="16.5cm">
          <text:p/>
        </draw:line>
        <draw:line draw:style-name="gr7" draw:text-style-name="P4" draw:layer="layout" svg:x1="7.553cm" svg:y1="18cm" svg:x2="9.553cm" svg:y2="17cm">
          <text:p/>
        </draw:line>
        <draw:custom-shape draw:style-name="gr9" draw:text-style-name="P2" draw:layer="layout" svg:width="3cm" svg:height="1.5cm" svg:x="9.57cm" svg:y="18.925cm">
          <text:p text:style-name="P1"><text:span text:style-name="T1">Destina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8.5cm" svg:y1="18.5cm" svg:x2="18.5cm" svg:y2="13.5cm">
          <text:p/>
        </draw:line>
        <draw:custom-shape draw:style-name="gr6" draw:text-style-name="P4" draw:layer="layout" svg:width="5.5cm" svg:height="1.5cm" svg:x="2.053cm" svg:y="22cm">
          <text:p text:style-name="P1"><text:span text:style-name="T1">Web 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7cm" svg:height="2cm" svg:x="9.553cm" svg:y="22cm">
          <text:p text:style-name="P1"><text:span text:style-name="T1">C7: Vision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6.553cm" svg:y1="11cm" svg:x2="14.553cm" svg:y2="12.5cm">
          <text:p/>
        </draw:line>
        <draw:line draw:style-name="gr10" draw:text-style-name="P4" draw:layer="layout" svg:x1="12cm" svg:y1="21cm" svg:x2="15.5cm" svg:y2="20cm">
          <text:p/>
        </draw:line>
        <draw:line draw:style-name="gr7" draw:text-style-name="P4" draw:layer="layout" svg:x1="10.553cm" svg:y1="11.5cm" svg:x2="10.553cm" svg:y2="16cm">
          <text:p/>
        </draw:line>
        <draw:line draw:style-name="gr11" draw:text-style-name="P4" draw:layer="layout" svg:x1="13.053cm" svg:y1="11.5cm" svg:x2="10.553cm" svg:y2="11.5cm">
          <text:p/>
        </draw:line>
        <draw:custom-shape draw:style-name="gr2" draw:text-style-name="P2" draw:layer="layout" svg:width="4.5cm" svg:height="1cm" svg:x="4cm" svg:y="7cm">
          <text:p text:style-name="P1"><text:span text:style-name="T1">Controller &amp;</text:span></text:p>
          <text:p text:style-name="P1"><text:span text:style-name="T1">Steering Servo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cm" svg:y1="4cm" svg:x2="8.5cm" svg:y2="7.5cm">
          <text:p/>
        </draw:line>
        <draw:custom-shape draw:style-name="gr6" draw:text-style-name="P2" draw:layer="layout" svg:width="5.5cm" svg:height="1cm" svg:x="2.053cm" svg:y="19cm">
          <text:p text:style-name="P1"><text:span text:style-name="T1">Inertial Navigation Unit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553cm" svg:y1="19.5cm" svg:x2="9.553cm" svg:y2="17.5cm">
          <text:p/>
        </draw:line>
        <draw:line draw:style-name="gr7" draw:text-style-name="P4" draw:layer="layout" svg:x1="9.553cm" svg:y1="14.5cm" svg:x2="9.553cm" svg:y2="16cm">
          <text:p/>
        </draw:line>
        <draw:custom-shape draw:style-name="gr12" draw:text-style-name="P2" draw:layer="layout" svg:width="5.5cm" svg:height="1cm" svg:x="2.053cm" svg:y="14cm">
          <text:p text:style-name="P1"><text:span text:style-name="T1">Hall Odometer</text:span></text:p>
          <text:p text:style-name="P1"><text:span text:style-name="T1">(Cyclometer)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553cm" svg:y1="14.5cm" svg:x2="9.553cm" svg:y2="14.5cm">
          <text:p/>
        </draw:line>
        <draw:custom-shape draw:style-name="gr6" draw:text-style-name="P2" draw:layer="layout" svg:width="5.5cm" svg:height="1cm" svg:x="2cm" svg:y="17.233cm"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553cm" svg:y1="23cm" svg:x2="9.553cm" svg:y2="23cm">
          <text:p/>
        </draw:line>
        <draw:frame draw:style-name="gr13" draw:text-style-name="P6" draw:layer="layout" svg:width="3.5cm" svg:height="0.704cm" svg:x="9.5cm" svg:y="10.5cm">
          <draw:text-box draw:corner-radius="0.5cm">
            <text:p text:style-name="P5"><text:span text:style-name="T1">Steer &amp; Speed</text:span></text:p>
          </draw:text-box>
        </draw:frame>
        <draw:custom-shape draw:style-name="gr14" draw:text-style-name="P2" draw:layer="layout" svg:width="3cm" svg:height="1.5cm" svg:x="15.553cm" svg:y="22.5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7.553cm" svg:y1="22.5cm" svg:x2="17.553cm" svg:y2="20.5cm">
          <text:p/>
        </draw:line>
        <draw:custom-shape draw:style-name="gr1" draw:text-style-name="P2" draw:layer="layout" svg:width="4cm" svg:height="1.5cm" svg:x="11cm" svg:y="2.5cm">
          <text:p text:style-name="P1"><text:span text:style-name="T1">C2 Dual Mode</text:span></text:p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3cm" svg:y1="3cm" svg:x2="4cm" svg:y2="4.5cm">
          <text:p/>
        </draw:line>
        <draw:line draw:style-name="gr7" draw:text-style-name="P4" draw:layer="layout" svg:x1="5cm" svg:y1="2.5cm" svg:x2="11cm" svg:y2="3cm">
          <text:p/>
        </draw:line>
        <draw:custom-shape draw:style-name="gr3" draw:text-style-name="P2" draw:layer="layout" svg:width="3cm" svg:height="1.5cm" svg:x="16.5cm" svg:y="2.5cm">
          <text:p text:style-name="P1"><text:span text:style-name="T1">Joystick</text:span></text:p>
          <text:p text:style-name="P1"><text:span text:style-name="T1">APEM 9000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5cm" svg:y1="3.5cm" svg:x2="15cm" svg:y2="3.5cm">
          <text:p/>
        </draw:line>
        <draw:line draw:style-name="gr4" draw:text-style-name="P3" draw:layer="layout" svg:x1="11cm" svg:y1="3.5cm" svg:x2="8.5cm" svg:y2="4.5cm">
          <text:p/>
        </draw:line>
        <draw:line draw:style-name="gr7" draw:text-style-name="P4" draw:layer="layout" svg:x1="18.553cm" svg:y1="13.5cm" svg:x2="15.053cm" svg:y2="13.5cm">
          <text:p/>
        </draw:line>
        <draw:frame draw:style-name="gr13" draw:text-style-name="P6" draw:layer="layout" svg:width="3.5cm" svg:height="0.704cm" svg:x="15.5cm" svg:y="12.796cm">
          <draw:text-box draw:corner-radius="4.5cm">
            <text:p text:style-name="P5"><text:span text:style-name="T1">Route</text:span></text:p>
          </draw:text-box>
        </draw:frame>
        <draw:line draw:style-name="gr10" draw:text-style-name="P4" draw:layer="layout" svg:x1="12cm" svg:y1="21cm" svg:x2="12cm" svg:y2="2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Tyler Folsom</meta:initial-creator>
    <meta:creation-date>2007-10-18T14:30:09</meta:creation-date>
    <dc:date>2012-05-24T21:49:06</dc:date>
    <dc:language>en-CA</dc:language>
    <meta:editing-cycles>17</meta:editing-cycles>
    <meta:editing-duration>PT5H17M9S</meta:editing-duration>
    <dc:creator>Tyler Folsom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